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4" svg:font-family="'DejaVu Sans'" style:font-adornments="Fett"/>
    <style:font-face style:name="Tahoma1" svg:font-family="Tahoma"/>
    <style:font-face style:name="DejaVu Sans3" svg:font-family="'DejaVu Sans'" style:font-adornments="Fett" style:font-family-generic="swiss"/>
    <style:font-face style:name="DejaVu Sans1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931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2.515cm"/>
    </style:style>
    <style:style style:name="Tabelle1.A1" style:family="table-cell">
      <style:table-cell-properties fo:padding="0cm" fo:border="none"/>
    </style:style>
    <style:style style:name="Tabelle1.9" style:family="table-row">
      <style:table-row-properties style:row-height="1.251cm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D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D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155cm"/>
    </style:style>
    <style:style style:name="Tabelle1.20" style:family="table-row">
      <style:table-row-properties style:min-row-height="0.323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DejaVu Sans" fo:font-weight="normal" style:font-weight-asian="normal" style:font-weight-complex="normal"/>
    </style:style>
    <style:style style:name="P7" style:family="paragraph" style:parent-style-name="Horizontal_20_Line">
      <style:text-properties style:font-name="Arial" fo:font-size="10.5pt" style:font-size-asian="10.5pt" style:font-size-complex="10.5pt"/>
    </style:style>
    <style:style style:name="P8" style:family="paragraph" style:parent-style-name="Table_20_Contents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start"/>
      <style:text-properties style:text-line-through-style="none" style:font-name="DejaVu Sans1" fo:font-size="11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11" style:family="paragraph">
      <style:paragraph-properties fo:text-align="start"/>
      <style:text-properties style:text-line-through-style="none" style:font-name="DejaVu Sans3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DejaVu Sans3" fo:font-size="10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DejaVu Sans1" fo:font-size="9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DejaVu Sans4" fo:font-size="12pt" fo:font-style="normal" style:text-underline-style="none" fo:font-weight="bold"/>
    </style:style>
    <style:style style:name="P15" style:family="paragraph">
      <style:paragraph-properties fo:text-align="center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oduct10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quantity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date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net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2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2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4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4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5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5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6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6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7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7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8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8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9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9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0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0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4">Musterfirma, Musterstrasse 2345 Musterstadt</text:p>
          </table:table-cell>
          <table:covered-table-cell/>
          <table:table-cell table:style-name="Tabelle1.A1" table:number-columns-spanned="2" office:value-type="string">
            <text:p text:style-name="Table_20_Contents"><draw:rect text:anchor-type="paragraph" draw:z-index="70" draw:style-name="gr4" draw:text-style-name="P15" svg:width="3.44cm" svg:height="2.056cm" svg:x="0.773cm" svg:y="0.056cm"><text:p/></draw:rect>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25" draw:style-name="gr2" draw:text-style-name="P10" svg:width="6.298cm" svg:height="0.689cm" draw:control="control25"/></text:p>
            <text:p text:style-name="Standard"><draw:control text:anchor-type="as-char" svg:y="-0.069cm" draw:z-index="20" draw:style-name="gr2" draw:text-style-name="P10" svg:width="6.298cm" svg:height="0.689cm" draw:control="control21"/></text:p>
          </table:table-cell>
          <table:covered-table-cell/>
          <table:table-cell table:style-name="Tabelle1.A1" table:number-columns-spanned="2" office:value-type="string">
            <text:p text:style-name="P5">vorläufige</text:p>
            <text:p text:style-name="P5">Kundenummer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28" draw:style-name="gr3" draw:text-style-name="P13" svg:width="2.712cm" svg:height="0.516cm" svg:x="13.712cm" svg:y="-0.63cm" draw:control="control28"/><draw:control text:anchor-type="as-char" draw:z-index="21" draw:style-name="gr1" draw:text-style-name="P10" svg:width="6.298cm" svg:height="0.689cm" draw:control="control22"/></text:p>
          </table:table-cell>
          <table:covered-table-cell/>
          <table:table-cell table:style-name="Tabelle1.A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22" draw:style-name="gr1" draw:text-style-name="P10" svg:width="6.298cm" svg:height="0.689cm" draw:control="control23"/></text:p>
          </table:table-cell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4" office:value-type="string">
            <text:p text:style-name="P8">Angebot Nr. <draw:control text:anchor-type="as-char" draw:z-index="26" draw:style-name="gr1" draw:text-style-name="P12" svg:width="2.174cm" svg:height="0.689cm" draw:control="control26"/> vom <draw:control text:anchor-type="as-char" draw:z-index="27" draw:style-name="gr1" draw:text-style-name="P12" svg:width="2.712cm" svg:height="0.689cm" draw:control="control27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P6"/>
            <text:p text:style-name="P6">Sehr geehrte Damen und Herren,</text:p>
            <text:p text:style-name="P6"/>
            <text:p text:style-name="P6">vielen Dank für Ihr Interesse.</text:p>
            <text:p text:style-name="P6">Wir freuen uns Ihnen hiermit folgendes Angebot unterbreiten zu dürfen: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 table:style-name="Tabelle1.9">
          <table:table-cell table:style-name="Tabelle1.A9" office:value-type="string">
            <text:p text:style-name="P1"><draw:control text:anchor-type="as-char" svg:y="-0.344cm" draw:z-index="10" draw:style-name="gr2" draw:text-style-name="P9" svg:width="1.43cm" svg:height="0.689cm" draw:control="control11"/></text:p>
          </table:table-cell>
          <table:table-cell table:style-name="Tabelle1.A9" office:value-type="string">
            <text:p text:style-name="P1"><draw:control text:anchor-type="as-char" draw:z-index="9" draw:style-name="gr1" draw:text-style-name="P9" svg:width="10.831cm" svg:height="1.138cm" draw:control="control10"/></text:p>
          </table:table-cell>
          <table:table-cell table:style-name="Tabelle1.A9" office:value-type="string">
            <text:p text:style-name="P1"><draw:control text:anchor-type="as-char" svg:y="-0.344cm" draw:z-index="30" draw:style-name="gr2" draw:text-style-name="P9" svg:width="2.453cm" svg:height="0.488cm" draw:control="control30"/></text:p>
            <text:p text:style-name="P1">(<draw:control text:anchor-type="as-char" svg:y="-0.344cm" draw:z-index="31" draw:style-name="gr2" draw:text-style-name="P9" svg:width="1.542cm" svg:height="0.488cm" draw:control="control31"/>%)</text:p>
          </table:table-cell>
          <table:table-cell table:style-name="Tabelle1.D9" office:value-type="string">
            <text:p text:style-name="P1"><draw:control text:anchor-type="as-char" svg:y="-0.344cm" draw:z-index="32" draw:style-name="gr2" draw:text-style-name="P9" svg:width="2.386cm" svg:height="0.488cm" draw:control="control32"/></text:p>
            <text:p text:style-name="P1"><draw:control text:anchor-type="as-char" svg:y="-0.344cm" draw:z-index="33" draw:style-name="gr2" draw:text-style-name="P9" svg:width="2.386cm" svg:height="0.616cm" draw:control="control33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1" draw:style-name="gr2" draw:text-style-name="P9" svg:width="1.43cm" svg:height="0.689cm" draw:control="control12"/></text:p>
          </table:table-cell>
          <table:table-cell table:style-name="Tabelle1.A10" office:value-type="string">
            <text:p text:style-name="P1"><draw:control text:anchor-type="as-char" draw:z-index="8" draw:style-name="gr1" draw:text-style-name="P9" svg:width="10.831cm" svg:height="1.033cm" draw:control="control9"/></text:p>
          </table:table-cell>
          <table:table-cell table:style-name="Tabelle1.A10" office:value-type="string">
            <text:p text:style-name="P1"><draw:control text:anchor-type="as-char" svg:y="-0.344cm" draw:z-index="34" draw:style-name="gr2" draw:text-style-name="P9" svg:width="2.453cm" svg:height="0.488cm" draw:control="control34"/></text:p>
            <text:p text:style-name="P1">(<draw:control text:anchor-type="as-char" svg:y="-0.344cm" draw:z-index="35" draw:style-name="gr2" draw:text-style-name="P9" svg:width="1.542cm" svg:height="0.488cm" draw:control="control35"/>%)</text:p>
          </table:table-cell>
          <table:table-cell table:style-name="Tabelle1.D10" office:value-type="string">
            <text:p text:style-name="P1"><draw:control text:anchor-type="as-char" svg:y="-0.344cm" draw:z-index="36" draw:style-name="gr2" draw:text-style-name="P9" svg:width="2.386cm" svg:height="0.488cm" draw:control="control36"/></text:p>
            <text:p text:style-name="P1"><draw:control text:anchor-type="as-char" svg:y="-0.344cm" draw:z-index="37" draw:style-name="gr2" draw:text-style-name="P9" svg:width="2.386cm" svg:height="0.572cm" draw:control="control37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2" draw:style-name="gr2" draw:text-style-name="P9" svg:width="1.43cm" svg:height="0.689cm" draw:control="control13"/></text:p>
          </table:table-cell>
          <table:table-cell table:style-name="Tabelle1.A10" office:value-type="string">
            <text:p text:style-name="P1"><draw:control text:anchor-type="as-char" draw:z-index="7" draw:style-name="gr1" draw:text-style-name="P9" svg:width="10.831cm" svg:height="1.033cm" draw:control="control8"/></text:p>
          </table:table-cell>
          <table:table-cell table:style-name="Tabelle1.A10" office:value-type="string">
            <text:p text:style-name="P1"><draw:control text:anchor-type="as-char" svg:y="-0.344cm" draw:z-index="38" draw:style-name="gr2" draw:text-style-name="P9" svg:width="2.453cm" svg:height="0.488cm" draw:control="control38"/></text:p>
            <text:p text:style-name="P1">(<draw:control text:anchor-type="as-char" svg:y="-0.344cm" draw:z-index="39" draw:style-name="gr2" draw:text-style-name="P9" svg:width="1.542cm" svg:height="0.488cm" draw:control="control39"/>%)</text:p>
          </table:table-cell>
          <table:table-cell table:style-name="Tabelle1.D10" office:value-type="string">
            <text:p text:style-name="P1"><draw:control text:anchor-type="as-char" svg:y="-0.344cm" draw:z-index="40" draw:style-name="gr2" draw:text-style-name="P9" svg:width="2.386cm" svg:height="0.488cm" draw:control="control40"/></text:p>
            <text:p text:style-name="P1"><draw:control text:anchor-type="as-char" svg:y="-0.344cm" draw:z-index="41" draw:style-name="gr2" draw:text-style-name="P9" svg:width="2.386cm" svg:height="0.572cm" draw:control="control41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3" draw:style-name="gr2" draw:text-style-name="P9" svg:width="1.43cm" svg:height="0.689cm" draw:control="control14"/></text:p>
          </table:table-cell>
          <table:table-cell table:style-name="Tabelle1.A10" office:value-type="string">
            <text:p text:style-name="P1"><draw:control text:anchor-type="as-char" draw:z-index="6" draw:style-name="gr1" draw:text-style-name="P9" svg:width="10.831cm" svg:height="1.033cm" draw:control="control7"/></text:p>
          </table:table-cell>
          <table:table-cell table:style-name="Tabelle1.A10" office:value-type="string">
            <text:p text:style-name="P1"><draw:control text:anchor-type="as-char" svg:y="-0.344cm" draw:z-index="42" draw:style-name="gr2" draw:text-style-name="P9" svg:width="2.453cm" svg:height="0.488cm" draw:control="control42"/></text:p>
            <text:p text:style-name="P1">(<draw:control text:anchor-type="as-char" svg:y="-0.344cm" draw:z-index="43" draw:style-name="gr2" draw:text-style-name="P9" svg:width="1.542cm" svg:height="0.488cm" draw:control="control43"/>%)</text:p>
          </table:table-cell>
          <table:table-cell table:style-name="Tabelle1.D10" office:value-type="string">
            <text:p text:style-name="P1"><draw:control text:anchor-type="as-char" svg:y="-0.344cm" draw:z-index="44" draw:style-name="gr2" draw:text-style-name="P9" svg:width="2.386cm" svg:height="0.488cm" draw:control="control44"/></text:p>
            <text:p text:style-name="P1"><draw:control text:anchor-type="as-char" svg:y="-0.344cm" draw:z-index="45" draw:style-name="gr2" draw:text-style-name="P9" svg:width="2.386cm" svg:height="0.572cm" draw:control="control45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4" draw:style-name="gr2" draw:text-style-name="P9" svg:width="1.43cm" svg:height="0.689cm" draw:control="control15"/></text:p>
          </table:table-cell>
          <table:table-cell table:style-name="Tabelle1.A10" office:value-type="string">
            <text:p text:style-name="P1"><draw:control text:anchor-type="as-char" draw:z-index="5" draw:style-name="gr1" draw:text-style-name="P9" svg:width="10.831cm" svg:height="1.033cm" draw:control="control6"/></text:p>
          </table:table-cell>
          <table:table-cell table:style-name="Tabelle1.A10" office:value-type="string">
            <text:p text:style-name="P1"><draw:control text:anchor-type="as-char" svg:y="-0.344cm" draw:z-index="46" draw:style-name="gr2" draw:text-style-name="P9" svg:width="2.453cm" svg:height="0.488cm" draw:control="control46"/></text:p>
            <text:p text:style-name="P1">(<draw:control text:anchor-type="as-char" svg:y="-0.344cm" draw:z-index="47" draw:style-name="gr2" draw:text-style-name="P9" svg:width="1.542cm" svg:height="0.488cm" draw:control="control47"/>%)</text:p>
          </table:table-cell>
          <table:table-cell table:style-name="Tabelle1.D10" office:value-type="string">
            <text:p text:style-name="P1"><draw:control text:anchor-type="as-char" svg:y="-0.344cm" draw:z-index="48" draw:style-name="gr2" draw:text-style-name="P9" svg:width="2.386cm" svg:height="0.488cm" draw:control="control48"/></text:p>
            <text:p text:style-name="P1"><draw:control text:anchor-type="as-char" svg:y="-0.344cm" draw:z-index="49" draw:style-name="gr2" draw:text-style-name="P9" svg:width="2.386cm" svg:height="0.572cm" draw:control="control49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5" draw:style-name="gr2" draw:text-style-name="P9" svg:width="1.43cm" svg:height="0.689cm" draw:control="control16"/></text:p>
          </table:table-cell>
          <table:table-cell table:style-name="Tabelle1.A10" office:value-type="string">
            <text:p text:style-name="P1"><draw:control text:anchor-type="as-char" draw:z-index="4" draw:style-name="gr1" draw:text-style-name="P9" svg:width="10.831cm" svg:height="1.033cm" draw:control="control5"/></text:p>
          </table:table-cell>
          <table:table-cell table:style-name="Tabelle1.A10" office:value-type="string">
            <text:p text:style-name="P1"><draw:control text:anchor-type="as-char" svg:y="-0.344cm" draw:z-index="50" draw:style-name="gr2" draw:text-style-name="P9" svg:width="2.453cm" svg:height="0.488cm" draw:control="control50"/></text:p>
            <text:p text:style-name="P1">(<draw:control text:anchor-type="as-char" svg:y="-0.344cm" draw:z-index="51" draw:style-name="gr2" draw:text-style-name="P9" svg:width="1.542cm" svg:height="0.488cm" draw:control="control51"/>%)</text:p>
          </table:table-cell>
          <table:table-cell table:style-name="Tabelle1.D10" office:value-type="string">
            <text:p text:style-name="P1"><draw:control text:anchor-type="as-char" svg:y="-0.344cm" draw:z-index="52" draw:style-name="gr2" draw:text-style-name="P9" svg:width="2.386cm" svg:height="0.488cm" draw:control="control52"/></text:p>
            <text:p text:style-name="P1"><draw:control text:anchor-type="as-char" svg:y="-0.344cm" draw:z-index="53" draw:style-name="gr2" draw:text-style-name="P9" svg:width="2.386cm" svg:height="0.572cm" draw:control="control53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6" draw:style-name="gr2" draw:text-style-name="P9" svg:width="1.43cm" svg:height="0.689cm" draw:control="control17"/></text:p>
          </table:table-cell>
          <table:table-cell table:style-name="Tabelle1.A10" office:value-type="string">
            <text:p text:style-name="P1"><draw:control text:anchor-type="as-char" draw:z-index="3" draw:style-name="gr1" draw:text-style-name="P9" svg:width="10.831cm" svg:height="1.033cm" draw:control="control4"/></text:p>
          </table:table-cell>
          <table:table-cell table:style-name="Tabelle1.A10" office:value-type="string">
            <text:p text:style-name="P1"><draw:control text:anchor-type="as-char" svg:y="-0.344cm" draw:z-index="54" draw:style-name="gr2" draw:text-style-name="P9" svg:width="2.453cm" svg:height="0.488cm" draw:control="control54"/></text:p>
            <text:p text:style-name="P1">(<draw:control text:anchor-type="as-char" svg:y="-0.344cm" draw:z-index="55" draw:style-name="gr2" draw:text-style-name="P9" svg:width="1.542cm" svg:height="0.488cm" draw:control="control55"/>%)</text:p>
          </table:table-cell>
          <table:table-cell table:style-name="Tabelle1.D10" office:value-type="string">
            <text:p text:style-name="P1"><draw:control text:anchor-type="as-char" svg:y="-0.344cm" draw:z-index="56" draw:style-name="gr2" draw:text-style-name="P9" svg:width="2.386cm" svg:height="0.488cm" draw:control="control56"/></text:p>
            <text:p text:style-name="P1"><draw:control text:anchor-type="as-char" svg:y="-0.344cm" draw:z-index="57" draw:style-name="gr2" draw:text-style-name="P9" svg:width="2.386cm" svg:height="0.572cm" draw:control="control57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7" draw:style-name="gr2" draw:text-style-name="P9" svg:width="1.43cm" svg:height="0.689cm" draw:control="control18"/></text:p>
          </table:table-cell>
          <table:table-cell table:style-name="Tabelle1.A10" office:value-type="string">
            <text:p text:style-name="P1"><draw:control text:anchor-type="as-char" draw:z-index="2" draw:style-name="gr1" draw:text-style-name="P9" svg:width="10.831cm" svg:height="1.033cm" draw:control="control3"/></text:p>
          </table:table-cell>
          <table:table-cell table:style-name="Tabelle1.A10" office:value-type="string">
            <text:p text:style-name="P1"><draw:control text:anchor-type="as-char" svg:y="-0.344cm" draw:z-index="58" draw:style-name="gr2" draw:text-style-name="P9" svg:width="2.453cm" svg:height="0.488cm" draw:control="control58"/></text:p>
            <text:p text:style-name="P1">(<draw:control text:anchor-type="as-char" svg:y="-0.344cm" draw:z-index="59" draw:style-name="gr2" draw:text-style-name="P9" svg:width="1.542cm" svg:height="0.488cm" draw:control="control59"/>%)</text:p>
          </table:table-cell>
          <table:table-cell table:style-name="Tabelle1.D10" office:value-type="string">
            <text:p text:style-name="P1"><draw:control text:anchor-type="as-char" svg:y="-0.344cm" draw:z-index="60" draw:style-name="gr2" draw:text-style-name="P9" svg:width="2.386cm" svg:height="0.488cm" draw:control="control60"/></text:p>
            <text:p text:style-name="P1"><draw:control text:anchor-type="as-char" svg:y="-0.344cm" draw:z-index="61" draw:style-name="gr2" draw:text-style-name="P9" svg:width="2.386cm" svg:height="0.572cm" draw:control="control61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8" draw:style-name="gr2" draw:text-style-name="P9" svg:width="1.43cm" svg:height="0.689cm" draw:control="control19"/></text:p>
          </table:table-cell>
          <table:table-cell table:style-name="Tabelle1.A10" office:value-type="string">
            <text:p text:style-name="P1"><draw:control text:anchor-type="as-char" svg:y="-2.517cm" draw:z-index="1" draw:style-name="gr2" draw:text-style-name="P9" svg:width="10.831cm" svg:height="1.033cm" draw:control="control2"/></text:p>
          </table:table-cell>
          <table:table-cell table:style-name="Tabelle1.A10" office:value-type="string">
            <text:p text:style-name="P1"><draw:control text:anchor-type="as-char" svg:y="-0.344cm" draw:z-index="62" draw:style-name="gr2" draw:text-style-name="P9" svg:width="2.453cm" svg:height="0.488cm" draw:control="control62"/></text:p>
            <text:p text:style-name="P1">(<draw:control text:anchor-type="as-char" svg:y="-0.344cm" draw:z-index="63" draw:style-name="gr2" draw:text-style-name="P9" svg:width="1.542cm" svg:height="0.488cm" draw:control="control63"/>%)</text:p>
          </table:table-cell>
          <table:table-cell table:style-name="Tabelle1.D10" office:value-type="string">
            <text:p text:style-name="P1"><draw:control text:anchor-type="as-char" svg:y="-0.344cm" draw:z-index="64" draw:style-name="gr2" draw:text-style-name="P9" svg:width="2.386cm" svg:height="0.488cm" draw:control="control64"/></text:p>
            <text:p text:style-name="P1"><draw:control text:anchor-type="as-char" svg:y="-0.344cm" draw:z-index="65" draw:style-name="gr2" draw:text-style-name="P9" svg:width="2.386cm" svg:height="0.572cm" draw:control="control65"/></text:p>
          </table:table-cell>
        </table:table-row>
        <table:table-row table:style-name="Tabelle1.9">
          <table:table-cell table:style-name="Tabelle1.A10" office:value-type="string">
            <text:p text:style-name="P1"><draw:control text:anchor-type="as-char" svg:y="-0.344cm" draw:z-index="19" draw:style-name="gr2" draw:text-style-name="P9" svg:width="1.43cm" svg:height="0.689cm" draw:control="control20"/></text:p>
          </table:table-cell>
          <table:table-cell table:style-name="Tabelle1.A10" office:value-type="string">
            <text:p text:style-name="P1"><draw:control text:anchor-type="as-char" draw:z-index="0" draw:style-name="gr1" draw:text-style-name="P9" svg:width="10.831cm" svg:height="1.033cm" draw:control="control1"/></text:p>
          </table:table-cell>
          <table:table-cell table:style-name="Tabelle1.A10" office:value-type="string">
            <text:p text:style-name="P1"><draw:control text:anchor-type="as-char" svg:y="-0.344cm" draw:z-index="66" draw:style-name="gr2" draw:text-style-name="P9" svg:width="2.453cm" svg:height="0.488cm" draw:control="control66"/></text:p>
            <text:p text:style-name="P1">(<draw:control text:anchor-type="as-char" svg:y="-0.344cm" draw:z-index="67" draw:style-name="gr2" draw:text-style-name="P9" svg:width="1.542cm" svg:height="0.488cm" draw:control="control67"/>%)</text:p>
          </table:table-cell>
          <table:table-cell table:style-name="Tabelle1.D10" office:value-type="string">
            <text:p text:style-name="P1"><draw:control text:anchor-type="as-char" svg:y="-0.344cm" draw:z-index="68" draw:style-name="gr2" draw:text-style-name="P9" svg:width="2.386cm" svg:height="0.488cm" draw:control="control68"/></text:p>
            <text:p text:style-name="P1"><draw:control text:anchor-type="as-char" svg:y="-0.344cm" draw:z-index="69" draw:style-name="gr2" draw:text-style-name="P9" svg:width="2.386cm" svg:height="0.572cm" draw:control="control69"/></text:p>
          </table:table-cell>
        </table:table-row>
        <table:table-row table:style-name="Tabelle1.19">
          <table:table-cell table:style-name="Tabel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elle1.20"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office:value-type="string">
            <text:p text:style-name="P2"><text:span text:style-name="T5">Gesamtpreis</text:span><text:span text:style-name="T4">:</text:span> </text:p>
          </table:table-cell>
          <table:table-cell table:style-name="Tabelle1.A1" office:value-type="string">
            <text:p text:style-name="P2"><draw:control text:anchor-type="as-char" svg:y="-0.383cm" draw:z-index="29" draw:style-name="gr2" draw:text-style-name="P14" svg:width="2.269cm" svg:height="0.558cm" draw:control="control29"/></text:p>
          </table:table-cell>
        </table:table-row>
      </table:table>
      <text:p text:style-name="P6">Dieses Angebot ist unter Vorbehalt befristet bis zum <draw:control text:anchor-type="as-char" draw:z-index="24" draw:style-name="gr1" draw:text-style-name="P11" svg:width="2.426cm" svg:height="0.689cm" draw:control="control24"/>gültig. Bitte beachten Sie unsere AG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4" svg:font-family="'DejaVu Sans'" style:font-adornments="Fett"/>
    <style:font-face style:name="Tahoma1" svg:font-family="Tahoma"/>
    <style:font-face style:name="DejaVu Sans3" svg:font-family="'DejaVu Sans'" style:font-adornments="Fett" style:font-family-generic="swiss"/>
    <style:font-face style:name="DejaVu Sans1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23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1T11:08:11</dc:date>
    <meta:editing-cycles>56</meta:editing-cycles>
    <meta:editing-duration>PT21H02M26S</meta:editing-duration>
    <dc:creator>Jan Hahnisch</dc:creator>
    <meta:document-statistic meta:table-count="1" meta:image-count="1" meta:object-count="0" meta:page-count="1" meta:paragraph-count="75" meta:word-count="92" meta:character-count="661"/>
    <meta:user-defined meta:name="Info 1"/>
    <meta:user-defined meta:name="Info 2"/>
    <meta:user-defined meta:name="Info 3"/>
    <meta:user-defined meta:name="Info 4"/>
  </office:meta>
</office:document-meta>
</file>